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50">
      <number:month number:textual="true"/>
      <number:text>-</number:text>
      <number:year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time-style style:name="N15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month/>
      <number:text>/</number:text>
      <number:day/>
      <number:text>/</number:text>
      <number:year number:style="long"/>
    </number:date-style>
    <number:time-style style:name="N126">
      <number:hours/>
      <number:text>:</number:text>
      <number:minutes number:style="long"/>
      <number:text> </number:text>
      <number:am-pm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7">
      <number:hours/>
      <number:text>:</number:text>
      <number:minutes number:style="long"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8:50:20.5491944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0T08:52:00.320741361</dc:date>
    <dc:creator>Jesus Castagnetto</dc:creator>
    <meta:editing-duration>P10DT4H5M58S</meta:editing-duration>
    <meta:editing-cycles>924</meta:editing-cycles>
    <meta:generator>LibreOffice/7.3.0.3$Linux_X86_64 LibreOffice_project/30$Build-3</meta:generator>
    <meta:document-statistic meta:table-count="1" meta:cell-count="7061" meta:object-count="0"/>
  </office:meta>
</office:document-meta>
</file>